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/>
    </style:style>
    <style:style style:name="P2" style:family="paragraph" style:parent-style-name="Text_20_body">
      <style:text-properties fo:font-size="10.5pt"/>
    </style:style>
    <style:style style:name="P3" style:family="paragraph" style:parent-style-name="Heading_20_3"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笔者的系统是</text:span>Ubuntu14.04.</text:p>
      <text:p text:style-name="P2"/>
      <text:h text:style-name="Heading_20_3" text:outline-level="3"><text:bookmark text:name="t0"/><text:span text:style-name="T1">1. </text:span><text:span text:style-name="T2">不知道一个软件的全称，如何安装它？</text:span></text:h>
      <text:p text:style-name="P2"/>
      <text:p text:style-name="Text_20_body"><text:span text:style-name="T2">如果你想安装一个软件。比如：</text:span><text:span text:style-name="T1"><text:line-break/>opencv</text:span><text:span text:style-name="T2">库，你可以使用以下命令：</text:span><text:span text:style-name="T1"><text:line-break/><text:line-break/>sudo apt-get install libopencv-dev<text:line-break/><text:line-break/></text:span><text:span text:style-name="T2">那么</text:span><text:span text:style-name="T1">libopencv-dev</text:span><text:span text:style-name="T2">这个名字是怎么来的，我只知道我想安装</text:span><text:span text:style-name="T1">opencv</text:span><text:span text:style-name="T2">。而直接使用</text:span><text:span text:style-name="T1">sudo apt-get install opencv </text:span><text:span text:style-name="T2">是不行的。</text:span><text:span text:style-name="T1"><text:line-break/><text:line-break/></text:span><text:span text:style-name="T2">答案：</text:span><text:span text:style-name="T1">$ apt-cache search opencv<text:line-break/><text:line-break/></text:span><text:span text:style-name="T2">另一种方法是：</text:span><text:span text:style-name="T1"><text:line-break/>$ aptitude search opencv<text:line-break/><text:line-break/></text:span><text:span text:style-name="T2">当然，在这之前要先安装</text:span><text:span text:style-name="T1">aptitude</text:span><text:span text:style-name="T2">。即：</text:span><text:span text:style-name="T1">$ sudo apt-get install aptitude</text:span></text:p>
      <text:h text:style-name="P3" text:outline-level="3"/>
      <text:h text:style-name="Heading_20_3" text:outline-level="3"><text:bookmark text:name="t2"/><text:span text:style-name="T1">2. </text:span><text:span text:style-name="T2">如何知道</text:span><text:span text:style-name="T1">Ubuntu</text:span><text:span text:style-name="T2">里安装了哪些软件？</text:span></text:h>
      <text:p text:style-name="P2"/>
      <text:p text:style-name="Text_20_body"><text:span text:style-name="T2">在终端使用以下命令：</text:span><text:span text:style-name="T1"><text:line-break/>$ dpkg -l<text:line-break/><text:line-break/></text:span><text:span text:style-name="T2">就会列出所有安装的软件。</text:span></text:p>
      <text:p text:style-name="P2"/>
      <text:h text:style-name="Heading_20_3" text:outline-level="3"><text:bookmark text:name="t3"/><text:span text:style-name="T1">3. </text:span><text:span text:style-name="T2">如何确切知道自己是否安装了某个软件？</text:span></text:h>
      <text:p text:style-name="P2"/>
      <text:p text:style-name="Text_20_body"><text:span text:style-name="T2">答案： </text:span><text:span text:style-name="T1">$ dpkg -l filename<text:line-break/><text:line-break/></text:span><text:span text:style-name="T2">一般来说我们不知道软件的全称，可能只知道关键词。比如我想知道自己是否安装了</text:span><text:span text:style-name="T1">google</text:span><text:span text:style-name="T2">浏览器：</text:span><text:span text:style-name="T1"><text:line-break/>$ dpkg -l "google"              </text:span><text:span text:style-name="T2">这样会找不到。</text:span><text:span text:style-name="T1"><text:line-break/><text:line-break/>$ dpkg -l "*google*"           </text:span><text:span text:style-name="T2">使用通配符就可以方便查找了。</text:span></text:p>
      <text:p text:style-name="P2"/>
      <text:h text:style-name="Heading_20_3" text:outline-level="3"><text:bookmark text:name="t4"/><text:soft-page-break/><text:span text:style-name="T1">4. </text:span><text:span text:style-name="T2">如何卸载某个软件？</text:span></text:h>
      <text:p text:style-name="P2"/>
      <text:p text:style-name="Text_20_body"><text:span text:style-name="T1">$ sudo apt-get --purge remove &lt;programname&gt;<text:line-break/><text:line-break/>purge</text:span><text:span text:style-name="T2">表示彻底删除。</text:span></text:p>
      <text:p text:style-name="P2"/>
      <text:h text:style-name="Heading_20_3" text:outline-level="3"><text:bookmark text:name="t5"/><text:span text:style-name="T1">5. </text:span><text:span text:style-name="T2">如果想删除</text:span><text:span text:style-name="T1">apt-get</text:span><text:span text:style-name="T2">下载的某个软件安装包呢？</text:span></text:h>
      <text:p text:style-name="Text_20_body"><text:span text:style-name="T1"><text:line-break/>Ubuntu </text:span><text:span text:style-name="T2">中</text:span><text:span text:style-name="T1">apt-get</text:span><text:span text:style-name="T2">下载的安装包放在</text:span><text:span text:style-name="T1">/var/cache/apt/archives</text:span><text:span text:style-name="T2">里。所以可以在这个路径下删除。</text:span><text:span text:style-name="T1"><text:line-break/><text:line-break/></text:span><text:span text:style-name="T2">或者使用以下命令：</text:span><text:span text:style-name="T1"><text:line-break/>$ apt-get autoclean<text:line-break/></text:span><text:span text:style-name="T2">这个命令将已经删除了的软件包的</text:span><text:span text:style-name="T1">.deb</text:span><text:span text:style-name="T2">安装文件从硬盘中删除掉。</text:span><text:span text:style-name="T1"><text:line-break/><text:line-break/>$ apt-get clean<text:line-break/></text:span><text:span text:style-name="T2">这会把你已安装的软件包的安装包也删除掉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2:59:41.831540580</meta:creation-date>
    <dc:date>2018-06-15T13:08:32.462211729</dc:date>
    <meta:editing-duration>PT8M51S</meta:editing-duration>
    <meta:editing-cycles>1</meta:editing-cycles>
    <meta:document-statistic meta:table-count="0" meta:image-count="0" meta:object-count="0" meta:page-count="2" meta:paragraph-count="11" meta:word-count="402" meta:character-count="800" meta:non-whitespace-character-count="701"/>
    <meta:generator>LibreOffice/5.1.6.2$Linux_X86_64 LibreOffice_project/10m0$Build-2</meta:generator>
  </office:meta>
</office:document-meta>
</file>